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16E5E5F832E2FB5CE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3.71cm" fo:min-width="3.46cm"/>
    </style:style>
    <style:style style:name="gr2" style:family="graphic" style:parent-style-name="standard">
      <style:graphic-properties svg:stroke-color="#000000" draw:fill-color="#ff9900" draw:textarea-horizontal-align="justify" draw:textarea-vertical-align="middle" draw:auto-grow-height="false" fo:min-height="3.498cm" fo:min-width="3.24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marker-start="" draw:marker-end="Arrow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15cm" fo:min-width="4.2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436cm" fo:min-width="5.334cm" fo:wrap-option="no-wrap"/>
    </style:style>
    <style:style style:name="gr12" style:family="graphic" style:parent-style-name="objectwithoutfill">
      <style:graphic-properties draw:marker-start="Arrow" draw:fill="none" draw:textarea-vertical-align="middle"/>
    </style:style>
    <style:style style:name="gr13" style:family="graphic" style:parent-style-name="standard">
      <style:graphic-properties svg:stroke-color="#000000" draw:fill-color="#ffcc00" draw:textarea-horizontal-align="justify" draw:textarea-vertical-align="middle" draw:auto-grow-height="false" fo:min-height="7.95cm" fo:min-width="24.2cm"/>
    </style:style>
    <style:style style:name="gr14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12.7cm"/>
    </style:style>
    <style:style style:name="gr15" style:family="graphic" style:parent-style-name="standard">
      <style:graphic-properties svg:stroke-color="#000000" draw:fill-color="#ff9900" draw:textarea-horizontal-align="justify" draw:textarea-vertical-align="middle" draw:auto-grow-height="false" fo:min-height="2.226cm" fo:min-width="1.976cm" draw:shadow="hidden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5.2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objectwithoutfill">
      <style:graphic-properties svg:stroke-color="#000000" draw:marker-start="Arrow" draw:fill="none" draw:fill-color="#ffcc00" draw:textarea-vertical-align="middle"/>
    </style:style>
    <style:style style:name="gr19" style:family="graphic" style:parent-style-name="objectwithoutfill">
      <style:graphic-properties svg:stroke-color="#000000" draw:marker-end="Arrow" draw:fill="none" draw:fill-color="#ffcc00" draw:textarea-vertical-align="midd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cc00" draw:textarea-horizontal-align="justify" draw:textarea-vertical-align="middle" draw:auto-grow-height="false" fo:min-height="0.2cm" fo:min-width="0.75cm" fo:padding-top="0.225cm" fo:padding-bottom="0.225cm" fo:padding-left="0.35cm" fo:padding-right="0.35cm"/>
    </style:style>
    <style:style style:name="gr21" style:family="graphic" style:parent-style-name="objectwithoutfill">
      <style:graphic-properties draw:stroke="dash" draw:stroke-dash="Ultrafine_20_2_20_Dots_20_3_20_Dashes" svg:stroke-color="#000000" draw:marker-start="" draw:marker-end="Arrow" draw:fill="none" draw:fill-color="#ffcc00" draw:textarea-vertical-align="middle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028cm" svg:stroke-color="#000000" draw:marker-start="" draw:marker-start-width="0.242cm" draw:marker-end="Arrow" draw:marker-end-width="0.242cm" draw:fill="none" draw:fill-color="#ffcc0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6cm" svg:height="5.6cm" svg:x="4.2cm" svg:y="13.6cm">
          <text:p text:style-name="P1">Application 2</text:p>
          <text:p text:style-name="P1">[state 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3cm" svg:height="5.3cm" svg:x="3.9cm" svg:y="3.8cm">
          <text:p text:style-name="P1">Application 1</text:p>
          <text:p text:style-name="P1">[state 1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3cm" svg:height="5.3cm" svg:x="21cm" svg:y="2cm">
          <text:p text:style-name="P1">Application 3</text:p>
          <text:p text:style-name="P1">(outside control -</text:p>
          <text:p text:style-name="P1">Potential attacker)</text:p>
          <text:p text:style-name="P1">[state 4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5" draw:id="id5" draw:layer="layout" draw:type="line" svg:x1="6.55cm" svg:y1="9.1cm" svg:x2="7cm" svg:y2="13.6cm" draw:start-shape="id1" draw:start-glue-point="8" draw:end-shape="id2" draw:end-glue-point="4" svg:d="M6550 9100l450 4500" svg:viewBox="0 0 451 4501">
          <text:p text:style-name="P1">Ivent:</text:p>
          <text:p text:style-name="P1">2→1: go_state6</text:p>
        </draw:connector>
        <draw:connector draw:style-name="gr3" draw:text-style-name="P3" xml:id="id7" draw:id="id7" draw:layer="layout" draw:type="line" svg:x1="9.2cm" svg:y1="6.45cm" svg:x2="21cm" svg:y2="4.65cm" draw:start-shape="id1" draw:start-glue-point="10" draw:end-shape="id3" draw:end-glue-point="6" svg:d="M9200 6450l11800-1800" svg:viewBox="0 0 11801 1801">
          <text:p text:style-name="P1">Ivent:</text:p>
          <text:p text:style-name="P1">1→3: go_state5</text:p>
        </draw:connector>
        <draw:custom-shape draw:style-name="gr4" draw:text-style-name="P4" xml:id="id4" draw:id="id4" draw:layer="layout" svg:width="2.2cm" svg:height="1cm" svg:x="10.1cm" svg:y="11.6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cm" svg:height="1cm" svg:x="12.6cm" svg:y="8.2cm">
          <text:p text:style-name="P1">ID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.1cm" svg:y1="12.1cm" svg:x2="6.775cm" svg:y2="11.35cm" draw:start-shape="id4" draw:start-glue-point="3" draw:end-shape="id5" draw:end-glue-point="0" svg:d="M10100 12100l-3325-750" svg:viewBox="0 0 3326 751">
          <text:p/>
        </draw:connector>
        <draw:connector draw:style-name="gr7" draw:text-style-name="P3" draw:layer="layout" draw:type="line" svg:x1="13.6cm" svg:y1="8.2cm" svg:x2="15.1cm" svg:y2="5.55cm" draw:start-shape="id6" draw:start-glue-point="0" draw:end-shape="id7" draw:end-glue-point="0" svg:d="M13600 8200l1500-2650" svg:viewBox="0 0 1501 2651">
          <text:p/>
        </draw:connector>
        <draw:custom-shape draw:style-name="gr8" draw:text-style-name="P1" xml:id="id8" draw:id="id8" draw:layer="layout" svg:width="4.7cm" svg:height="2.4cm" svg:x="14.6cm" svg:y="10.6cm">
          <text:p text:style-name="P1">SIEM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4.6cm" svg:y1="11.8cm" svg:x2="12.3cm" svg:y2="12.1cm" draw:start-shape="id8" draw:start-glue-point="3" draw:end-shape="id4" draw:end-glue-point="1" svg:d="M14600 11800l-2300 300" svg:viewBox="0 0 2301 301">
          <text:p/>
        </draw:connector>
        <draw:connector draw:style-name="gr10" draw:text-style-name="P3" draw:layer="layout" draw:type="line" svg:x1="13.6cm" svg:y1="9.2cm" svg:x2="14.6cm" svg:y2="11.8cm" draw:start-shape="id6" draw:start-glue-point="2" draw:end-shape="id8" draw:end-glue-point="3" svg:d="M13600 9200l1000 2600" svg:viewBox="0 0 1001 2601">
          <text:p/>
        </draw:connector>
        <draw:custom-shape draw:style-name="gr11" draw:text-style-name="P1" draw:layer="layout" svg:width="6.3cm" svg:height="2.9cm" svg:x="14.9cm" svg:y="13.9cm">
          <text:p text:style-name="P1">Status: OK</text:p>
          <draw:enhanced-geometry svg:viewBox="0 0 21600 21600" draw:text-areas="800 800 20800 20800" draw:type="round-rectangular-callout" draw:modifiers="11391.3347087764 -14146.845915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3" draw:layer="layout" draw:type="line" svg:x1="8.424cm" svg:y1="8.324cm" svg:x2="14.6cm" svg:y2="11.8cm" draw:start-shape="id1" draw:start-glue-point="9" draw:end-shape="id8" draw:end-glue-point="3" svg:d="M8424 8324l6176 3476" svg:viewBox="0 0 6177 3477">
          <text:p/>
        </draw:connector>
        <draw:connector draw:style-name="gr7" draw:text-style-name="P3" draw:layer="layout" draw:type="line" svg:x1="14.6cm" svg:y1="11.8cm" svg:x2="9.8cm" svg:y2="16.4cm" draw:start-shape="id8" draw:start-glue-point="3" draw:end-shape="id2" draw:end-glue-point="10" svg:d="M14600 11800l-4800 4600" svg:viewBox="0 0 4801 4601">
          <text:p/>
        </draw:connector>
      </draw:page>
      <draw:page draw:name="page2" draw:style-name="dp1" draw:master-page-name="Standard">
        <draw:custom-shape draw:style-name="gr13" draw:text-style-name="P5" draw:layer="layout" svg:width="24.7cm" svg:height="8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3.2cm" svg:height="6.5cm" svg:x="11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9" draw:id="id9" draw:layer="layout" svg:width="3.5cm" svg:height="3.5cm" svg:x="12.2cm" svg:y="5.4cm">
          <text:p text:style-name="P1">S: 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layout" svg:width="3.5cm" svg:height="3.5cm" svg:x="19.9cm" svg:y="5.4cm">
          <text:p text:style-name="P1">S: Po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5.7cm" svg:height="6.5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3.5cm" svg:height="3.5cm" svg:x="4.4cm" svg:y="5.4cm">
          <text:p text:style-name="P1">S: Admin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frame draw:style-name="gr17" draw:text-style-name="P6" draw:layer="layout" svg:width="5.8cm" svg:height="0.962cm" svg:x="11.5cm" svg:y="2.9cm">
          <draw:text-box>
            <text:p>My Application</text:p>
          </draw:text-box>
        </draw:frame>
        <draw:connector draw:style-name="gr18" draw:text-style-name="P7" draw:layer="layout" draw:type="curve" svg:x1="13.95cm" svg:y1="5.4cm" svg:x2="21.65cm" svg:y2="5.4cm" draw:start-shape="id9" draw:start-glue-point="4" draw:end-shape="id10" svg:d="M13950 5400c0-751 7700-751 7700 0" svg:viewBox="0 0 7701 564">
          <text:p text:style-name="P1">goping</text:p>
        </draw:connector>
        <draw:connector draw:style-name="gr19" draw:text-style-name="P7" draw:layer="layout" draw:type="curve" svg:x1="13.95cm" svg:y1="8.9cm" svg:x2="21.65cm" svg:y2="8.9cm" draw:start-shape="id9" draw:start-glue-point="8" draw:end-shape="id10" draw:end-glue-point="8" svg:d="M13950 8900c0 753 7700 753 7700 0" svg:viewBox="0 0 7701 566">
          <text:p text:style-name="P1">gopong</text:p>
        </draw:connector>
        <draw:custom-shape draw:style-name="gr20" draw:text-style-name="P5" xml:id="id13" draw:id="id13" draw:layer="layout" svg:width="2.9cm" svg:height="1.3cm" svg:x="16.9cm" svg:y="10.2cm">
          <text:p text:style-name="P1">912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draw:layer="layout" svg:width="2.9cm" svg:height="1.3cm" svg:x="4.7cm" svg:y="10.2cm">
          <text:p text:style-name="P1">9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draw:type="line" svg:x1="12.2cm" svg:y1="7.15cm" svg:x2="7.9cm" svg:y2="7.15cm" draw:start-shape="id9" draw:start-glue-point="6" draw:end-shape="id11" draw:end-glue-point="10" svg:d="M12200 7150h-4300" svg:viewBox="0 0 4301 1">
          <text:p text:style-name="P1">admin</text:p>
        </draw:connector>
        <draw:frame draw:style-name="gr22" draw:text-style-name="P1" xml:id="id12" draw:id="id12" draw:layer="layout" svg:width="4.046cm" svg:height="5.327cm" svg:x="16.4cm" svg:y="14.473cm">
          <draw:image xlink:href="Pictures/10000201000001160000016E5E5F832E2FB5CE63.png" xlink:type="simple" xlink:show="embed" xlink:actuate="onLoad">
            <text:p text:style-name="P1"><text:s text:c="24"/>User</text:p>
          </draw:image>
        </draw:frame>
        <draw:connector draw:style-name="gr23" draw:text-style-name="P7" draw:layer="layout" draw:type="line" svg:x1="18.423cm" svg:y1="14.473cm" svg:x2="18.35cm" svg:y2="11.5cm" draw:start-shape="id12" draw:start-glue-point="0" draw:end-shape="id13" draw:end-glue-point="6" svg:d="M18423 14473l-73-2973" svg:viewBox="0 0 74 29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</meta:initial-creator>
    <meta:creation-date>2017-03-08T15:16:45.088771299</meta:creation-date>
    <dc:date>2017-03-08T16:27:13.944343210</dc:date>
    <dc:creator>michael </dc:creator>
    <meta:editing-duration>PT37M8S</meta:editing-duration>
    <meta:editing-cycles>9</meta:editing-cycles>
    <meta:generator>LibreOffice/5.1.6.2$Linux_X86_64 LibreOffice_project/10m0$Build-2</meta:generator>
    <meta:document-statistic meta:object-count="29"/>
  </office:meta>
</office:document-meta>
</file>